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5-10-2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5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5-05-22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4-10-22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4-08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4-05-23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4-02-2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3-10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3-08-31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3-05-31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3-02-2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2-10-12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2-08-31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2-05-3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2-03-0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1-11-02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1-08-25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1-05-2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1-03-0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0-10-2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0-08-1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0-05-07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20-03-02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9-11-0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9-08-1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9-05-0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9-02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8-08-2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8-05-2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8-03-0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7-11-0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7-08-14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7-05-22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7-03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6-11-0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6-09-13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6-06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6-03-0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5-09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5-06-0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5-03-1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4-12-1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4-09-1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4-06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3-12-2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3-09-1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3-06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3-03-2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2-12-1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2-09-18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2-06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2-03-2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1-09-1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1-06-15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1-03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0-09-2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0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10-03-1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09-12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09-09-2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09-06-1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09-03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09-02-0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08-10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08-06-25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07-10-2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07-06-11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06-09-1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06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06-02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05-09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05-05-2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04-10-22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04-07-13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04-03-1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03-10-1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0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00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2000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98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98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98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97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97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95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95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94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94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94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93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93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9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92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92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92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91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91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91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90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90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90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89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89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89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88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88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87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87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86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86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85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85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84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84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83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82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79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77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77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77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77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76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76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75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75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74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73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72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71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70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69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68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68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68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68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67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67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813</text:p>
          </table:table-cell>
          <table:table-cell office:value-type="string" calcext:value-type="string">
            <text:p>24S/30E-07CDD</text:p>
          </table:table-cell>
          <table:table-cell office:value-type="string" calcext:value-type="string">
            <text:p>1966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6" meta:object-count="0"/>
    <meta:user-defined meta:name="AppVersion">3.0</meta:user-defined>
  </office:meta>
</office:document-meta>
</file>